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Table_20_Contents">
      <style:text-properties officeooo:rsid="00081843" officeooo:paragraph-rsid="00081843"/>
    </style:style>
    <style:style style:name="P6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 style:list-style-name="L1">
      <style:text-properties officeooo:rsid="00092e25" officeooo:paragraph-rsid="00092e25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font-weight="normal" officeooo:rsid="00120910" officeooo:paragraph-rsid="0009baa8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092e25" officeooo:paragraph-rsid="00092e25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able_20_Contents">
      <style:text-properties officeooo:paragraph-rsid="000d363d"/>
    </style:style>
    <style:style style:name="P16" style:family="paragraph" style:parent-style-name="Heading_20_2">
      <style:text-properties officeooo:rsid="00092e25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style:font-name="DejaVu Serif" fo:font-size="11pt" fo:language="fr" fo:country="FR" officeooo:rsid="00081843" style:font-size-asian="11pt" style:font-name-complex="Liberation Serif" style:font-size-complex="11pt"/>
    </style:style>
    <style:style style:name="T3" style:family="text">
      <style:text-properties officeooo:rsid="00081843"/>
    </style:style>
    <style:style style:name="T4" style:family="text">
      <style:text-properties officeooo:rsid="00092e25"/>
    </style:style>
    <style:style style:name="T5" style:family="text">
      <style:text-properties officeooo:rsid="000d36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rdre du jour réunion <text:span text:style-name="T3">externe</text:span> 3 – 20/11/2013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5">Guillaume Rasolo</text:p>
          </table:table-cell>
          <table:table-cell table:style-name="Auteurs.B6" office:value-type="string">
            <text:p text:style-name="P15"><text:span text:style-name="T5">Christophe Guieu</text:span></text:p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P15"><text:span text:style-name="T5">Michael Plong</text:span></text:p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18/11/2013</text:p>
          </table:table-cell>
          <table:table-cell table:style-name="Auteurs.B7" office:value-type="string">
            <text:p text:style-name="Table_20_Contents">Approuvé le :<text:span text:style-name="T5">19/11/2013</text:span>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5">Ex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</text:span></text:span><text:span text:style-name="Police_20_par_20_défaut"><text:span text:style-name="T2">Eliminioreux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6">Michael Plong</text:p>
          </table:table-cell>
        </table:table-row>
        <table:table-row>
          <table:covered-table-cell/>
          <table:table-cell table:style-name="Diffusion.B7" office:value-type="string">
            <text:p text:style-name="P6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5">Guillaume Rasolo</text:p>
          </table:table-cell>
          <table:table-cell table:style-name="historique.C2" office:value-type="string">
            <text:p text:style-name="Table_20_Contents">1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17" text:outline-level="2">Ordre du jour :</text:h>
      <text:list xml:id="list8946936641" text:style-name="L1">
        <text:list-item>
          <text:p text:style-name="P10">Présentation du livrable.</text:p>
        </text:list-item>
        <text:list-item>
          <text:p text:style-name="P10">Présentation des prototypes.</text:p>
        </text:list-item>
        <text:list-item>
          <text:p text:style-name="P10">Nouvelles attentes du client.</text:p>
        </text:list-item>
      </text:list>
      <text:p text:style-name="P9"/>
      <text:p text:style-name="P7"/>
      <text:p text:style-name="P7">Bilan de l'itération</text:p>
      <text:list xml:id="list762225323" text:style-name="L2">
        <text:list-item>
          <text:p text:style-name="P12"><text:span text:style-name="T4">Avancement</text:span> du dossier de conception.</text:p>
        </text:list-item>
        <text:list-item>
          <text:p text:style-name="P11"><text:span text:style-name="T4">Avancement</text:span> du livrable et des prototypes.</text:p>
        </text:list-item>
        <text:list-item>
          <text:p text:style-name="P13">Mise à jour des risques liées à l'avancement du projet.</text:p>
        </text:list-item>
      </text:list>
      <text:p text:style-name="P8"/>
      <text:h text:style-name="P16" text:outline-level="2">Question :</text:h>
      <text:p text:style-name="P8"/>
      <text:p text:style-name="P8"/>
      <text:h text:style-name="Heading_20_2" text:outline-level="2">Questions diverses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9T13:36:47</dc:date>
    <meta:editing-duration>PT2M49S</meta:editing-duration>
    <meta:editing-cycles>11</meta:editing-cycles>
    <meta:generator>LibreOffice/3.6$Linux_x86 LibreOffice_project/e183d5b-f8ccaf6-3804794-95b4be8-895629</meta:generator>
    <dc:creator>GUIEU Christophe</dc:creator>
    <meta:document-statistic meta:table-count="4" meta:image-count="0" meta:object-count="0" meta:page-count="2" meta:paragraph-count="45" meta:word-count="119" meta:character-count="743" meta:non-whitespace-character-count="675"/>
  </office:meta>
</office:document-meta>
</file>